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303.36pt"/>
    </style:style>
    <style:style style:name="co4" style:family="table-column">
      <style:table-column-properties fo:break-before="auto" style:column-width="391.35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top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22" style:family="table-cell" style:parent-style-name="Default">
      <style:table-cell-properties fo:border="0.06pt solid #0000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1018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ory title</text:p>
          </table:table-cell>
          <table:table-cell table:style-name="ce1" office:value-type="string" calcext:value-type="string">
            <text:p>User story</text:p>
          </table:table-cell>
          <table:table-cell table:style-name="ce15" office:value-type="string" calcext:value-type="string">
            <text:p>Acceptance criteria</text:p>
          </table:table-cell>
          <table:table-cell table:style-name="ce20" office:value-type="string" calcext:value-type="string">
            <text:p>Business value</text:p>
          </table:table-cell>
          <table:table-cell table:style-name="ce20" office:value-type="string" calcext:value-type="string">
            <text:p>Estimation</text:p>
          </table:table-cell>
          <table:table-cell table:style-name="ce20" table:number-columns-repeated="1018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5" office:value-type="string" calcext:value-type="string" table:number-columns-spanned="1" table:number-rows-spanned="4">
            <text:p>Game board</text:p>
          </table:table-cell>
          <table:table-cell table:style-name="ce10" office:value-type="string" calcext:value-type="string" table:number-columns-spanned="1" table:number-rows-spanned="4">
            <text:p>As a User,</text:p>
            <text:p>I want to use the Game constructor to initialize empty n-by-m board - an array of arrays filled with zeros. The inner arrays are rows.</text:p>
          </table:table-cell>
          <table:table-cell table:style-name="ce16" office:value-type="string" calcext:value-type="string">
            <text:p>[1.1] An array of integer arrays (representing an array of rows) is created as the board, and stored as a private member of the Game instance</text:p>
          </table:table-cell>
          <table:table-cell table:style-name="ce21" office:value-type="float" office:value="700" calcext:value-type="float" table:number-columns-spanned="1" table:number-rows-spanned="4">
            <text:p>700</text:p>
          </table:table-cell>
          <table:table-cell table:style-name="ce21" table:number-columns-spanned="1" table:number-rows-spanned="4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.2] Every cell of the board is initialized with 0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.3] Getter getBoard() and setter setBoard() is connected to the stored board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1.4] The rows of the board are independent (changing one row doesn't affect the others)</text:p>
          </table:table-cell>
          <table:covered-table-cell table:number-columns-repeated="2" table:style-name="ce9"/>
          <table:table-cell table:number-columns-repeated="1018"/>
        </table:table-row>
        <table:table-row table:style-name="ro2">
          <table:table-cell table:style-name="ce2" table:formula="of:=+[.A2]+1" office:value-type="float" office:value="2" calcext:value-type="float" table:number-columns-spanned="1" table:number-rows-spanned="6">
            <text:p>2</text:p>
          </table:table-cell>
          <table:table-cell table:style-name="ce5" office:value-type="string" calcext:value-type="string" table:number-columns-spanned="1" table:number-rows-spanned="6">
            <text:p>Player move</text:p>
          </table:table-cell>
          <table:table-cell table:style-name="ce10" office:value-type="string" calcext:value-type="string" table:number-columns-spanned="1" table:number-rows-spanned="6">
            <text:p>As a User,</text:p>
            <text:p>I want the app to ask for user input and returns the coordinates of a valid move on board.</text:p>
          </table:table-cell>
          <table:table-cell table:style-name="ce16" office:value-type="string" calcext:value-type="string">
            <text:p>[2.1] The player specifies coordinates as letter and number: A2 is first row and second column, C1 is third row and first column, etc.</text:p>
          </table:table-cell>
          <table:table-cell table:style-name="ce21" office:value-type="float" office:value="800" calcext:value-type="float" table:number-columns-spanned="1" table:number-rows-spanned="6">
            <text:p>800</text:p>
          </table:table-cell>
          <table:table-cell table:style-name="ce21" table:number-columns-spanned="1" table:number-rows-spanned="6"/>
          <table:table-cell table:number-columns-repeated="1018"/>
        </table:table-row>
        <table:table-row table:style-name="ro2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2.2] The function returns an array of integers containing the row and column number corresponding to the input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2.3] The returned coordinates start from 0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2.4] The integers indicate a valid (empty) position on the board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2.5] If the user provides coordinates that are outside of board, keep asking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2.6] If the user provides coordinates for a place that is taken, keep asking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6]+1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 table:number-columns-spanned="1" table:number-rows-spanned="3">
            <text:p>Mark cells with player</text:p>
          </table:table-cell>
          <table:table-cell table:style-name="ce10" office:value-type="string" calcext:value-type="string" table:number-columns-spanned="1" table:number-rows-spanned="3">
            <text:p>As a User, </text:p>
            <text:p>I want the app to write the value of player (1 or 2) into the row &amp; col element of the board.</text:p>
          </table:table-cell>
          <table:table-cell table:style-name="ce16" office:value-type="string" calcext:value-type="string">
            <text:p>[3.1] If the cell at row and col is empty, it is marked with player</text:p>
          </table:table-cell>
          <table:table-cell table:style-name="ce21" office:value-type="float" office:value="700" calcext:value-type="float" table:number-columns-spanned="1" table:number-rows-spanned="3">
            <text:p>700</text:p>
          </table:table-cell>
          <table:table-cell table:style-name="ce21" table:number-columns-spanned="1" table:number-rows-spanned="3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3.2] It does not do anything if the coordinates are out of bounds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3.3] It does not do anything if the cell is already marked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12]+1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Check win condition</text:p>
          </table:table-cell>
          <table:table-cell table:style-name="ce13" office:value-type="string" calcext:value-type="string" table:number-columns-spanned="1" table:number-rows-spanned="2">
            <text:p>As a User,</text:p>
            <text:p>I want the app to check if any of the players has won the game</text:p>
          </table:table-cell>
          <table:table-cell table:style-name="ce16" office:value-type="string" calcext:value-type="string">
            <text:p>[4.1] Returns true if player has howMany marks in a row on the board.</text:p>
          </table:table-cell>
          <table:table-cell table:style-name="ce21" office:value-type="float" office:value="600" calcext:value-type="float" table:number-columns-spanned="1" table:number-rows-spanned="2">
            <text:p>600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4.2] Returns false if player doesn't have howMany marks in a row on the board.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15]+1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 table:number-columns-spanned="1" table:number-rows-spanned="2">
            <text:p>Check game board status (filled/not filled)</text:p>
          </table:table-cell>
          <table:table-cell table:style-name="ce13" office:value-type="string" calcext:value-type="string" table:number-columns-spanned="1" table:number-rows-spanned="2">
            <text:p>As a User,</text:p>
            <text:p>I want the app to check if board is filled.</text:p>
          </table:table-cell>
          <table:table-cell table:style-name="ce16" office:value-type="string" calcext:value-type="string">
            <text:p>[5.1] Returns true if there are no empty fields on the board</text:p>
          </table:table-cell>
          <table:table-cell table:style-name="ce21" office:value-type="float" office:value="600" calcext:value-type="float" table:number-columns-spanned="1" table:number-rows-spanned="2">
            <text:p>600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5.2] Returns false otherwise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17]+1" office:value-type="float" office:value="6" calcext:value-type="float" table:number-columns-spanned="1" table:number-rows-spanned="4">
            <text:p>6</text:p>
          </table:table-cell>
          <table:table-cell table:style-name="ce5" office:value-type="string" calcext:value-type="string" table:number-columns-spanned="1" table:number-rows-spanned="4">
            <text:p>Game board printing</text:p>
          </table:table-cell>
          <table:table-cell table:style-name="ce10" office:value-type="string" calcext:value-type="string" table:number-columns-spanned="1" table:number-rows-spanned="4">
            <text:p>As a User,</text:p>
            <text:p>I want the actual game board to be shown in terminal in a specified format.</text:p>
          </table:table-cell>
          <table:table-cell table:style-name="ce16" office:value-type="string" calcext:value-type="string">
            <text:p>[6.1] Players 1 and 2 are indicated with X and O</text:p>
          </table:table-cell>
          <table:table-cell table:style-name="ce21" office:value-type="float" office:value="600" calcext:value-type="float" table:number-columns-spanned="1" table:number-rows-spanned="4">
            <text:p>600</text:p>
          </table:table-cell>
          <table:table-cell table:style-name="ce21" table:number-columns-spanned="1" table:number-rows-spanned="4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6.2] Empty fields are indicated with dots (.)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6.3] There are coordinates displayed around the board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6.4] A 3-by-8 board is displayed in the format displayed in the curriculum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19]+1" office:value-type="float" office:value="7" calcext:value-type="float" table:number-columns-spanned="1" table:number-rows-spanned="3">
            <text:p>7</text:p>
          </table:table-cell>
          <table:table-cell table:style-name="ce5" office:value-type="string" calcext:value-type="string" table:number-columns-spanned="1" table:number-rows-spanned="3">
            <text:p>Print winner</text:p>
          </table:table-cell>
          <table:table-cell table:style-name="ce10" office:value-type="string" calcext:value-type="string" table:number-columns-spanned="1" table:number-rows-spanned="3">
            <text:p>As a User,</text:p>
            <text:p>I want to get notification about that who is the winner, or if it is a tie</text:p>
          </table:table-cell>
          <table:table-cell table:style-name="ce16" office:value-type="string" calcext:value-type="string">
            <text:p>[7.1] If player 1 wins, print "X won!"</text:p>
          </table:table-cell>
          <table:table-cell table:style-name="ce21" office:value-type="float" office:value="600" calcext:value-type="float" table:number-columns-spanned="1" table:number-rows-spanned="3">
            <text:p>600</text:p>
          </table:table-cell>
          <table:table-cell table:style-name="ce21" table:number-columns-spanned="1" table:number-rows-spanned="3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7.2] If player 2 wins, print "O won!"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7.3] If nobody wins, print "It's a tie!"</text:p>
          </table:table-cell>
          <table:covered-table-cell table:number-columns-repeated="2" table:style-name="ce9"/>
          <table:table-cell table:number-columns-repeated="1018"/>
        </table:table-row>
        <table:table-row table:style-name="ro1">
          <table:table-cell table:style-name="ce2" table:formula="of:=+[.A23]+1" office:value-type="float" office:value="8" calcext:value-type="float" table:number-columns-spanned="1" table:number-rows-spanned="6">
            <text:p>8</text:p>
          </table:table-cell>
          <table:table-cell table:style-name="ce5" office:value-type="string" calcext:value-type="string" table:number-columns-spanned="1" table:number-rows-spanned="6">
            <text:p>Game play logic</text:p>
          </table:table-cell>
          <table:table-cell table:style-name="ce13" office:value-type="string" calcext:value-type="string" table:number-columns-spanned="1" table:number-rows-spanned="6">
            <text:p>As a User,</text:p>
            <text:p>I want to play complete Gomoku games with another player.</text:p>
          </table:table-cell>
          <table:table-cell table:style-name="ce16" office:value-type="string" calcext:value-type="string">
            <text:p>[8.1] Player 1 starts the game</text:p>
          </table:table-cell>
          <table:table-cell table:style-name="ce21" office:value-type="float" office:value="900" calcext:value-type="float" table:number-columns-spanned="1" table:number-rows-spanned="6">
            <text:p>900</text:p>
          </table:table-cell>
          <table:table-cell table:style-name="ce21" table:number-columns-spanned="1" table:number-rows-spanned="6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8.2] Players alternate their moves (1, 2, 1, 2...)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8.3] The game uses howMany to set the win condition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8.4] The board is displayed before each move and also at the end of game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8.5] The game ends when someone wins or the board is full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8.6] The game handles bad input (wrong coordinates) without crashing</text:p>
          </table:table-cell>
          <table:covered-table-cell table:number-columns-repeated="2" table:style-name="ce9"/>
          <table:table-cell table:number-columns-repeated="1018"/>
        </table:table-row>
        <table:table-row table:style-name="ro2">
          <table:table-cell table:style-name="ce2" table:formula="of:=+[.A26]+1" office:value-type="float" office:value="9" calcext:value-type="float">
            <text:p>9</text:p>
          </table:table-cell>
          <table:table-cell table:style-name="ce5" office:value-type="string" calcext:value-type="string">
            <text:p>Exit</text:p>
          </table:table-cell>
          <table:table-cell table:style-name="ce13" office:value-type="string" calcext:value-type="string">
            <text:p>As a User,</text:p>
            <text:p>I want to be able to exit the app anytime during the game play</text:p>
          </table:table-cell>
          <table:table-cell table:style-name="ce19" office:value-type="string" calcext:value-type="string">
            <text:p>[9.1] When the player types quit instead of coordinates, the program exits.</text:p>
          </table:table-cell>
          <table:table-cell table:style-name="ce2" office:value-type="float" office:value="500" calcext:value-type="float">
            <text:p>500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" table:formula="of:=+[.A32]+1" office:value-type="float" office:value="10" calcext:value-type="float" table:number-columns-spanned="1" table:number-rows-spanned="4">
            <text:p>10</text:p>
          </table:table-cell>
          <table:table-cell table:style-name="ce5" office:value-type="string" calcext:value-type="string" table:number-columns-spanned="1" table:number-rows-spanned="4">
            <text:p>Basic AI feature</text:p>
          </table:table-cell>
          <table:table-cell table:style-name="ce10" office:value-type="string" calcext:value-type="string" table:number-columns-spanned="1" table:number-rows-spanned="4">
            <text:p>As a User,</text:p>
            <text:p>I want the possibility to play against AI player or just watching two AI players play with each other</text:p>
          </table:table-cell>
          <table:table-cell table:style-name="ce16" office:value-type="string" calcext:value-type="string">
            <text:p>[10.1] The game is fully playable against the computer, AI can play any of the players. This means that when enableAi() is set for a player number then it calls getAiMove() instead of getMove() for that player.</text:p>
          </table:table-cell>
          <table:table-cell table:style-name="ce21" office:value-type="float" office:value="600" calcext:value-type="float" table:number-columns-spanned="1" table:number-rows-spanned="4">
            <text:p>600</text:p>
          </table:table-cell>
          <table:table-cell table:style-name="ce21" table:number-columns-spanned="1" table:number-rows-spanned="4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0.2] Method getAiMove() returns a valid move (if possible) without asking for any input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0.3] Method getAiMove() returns null if board is full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10.4] Game play is easy to follow as there is a 1 second delay before each AI move implemented in method play()</text:p>
          </table:table-cell>
          <table:covered-table-cell table:number-columns-repeated="2" table:style-name="ce9"/>
          <table:table-cell table:number-columns-repeated="1018"/>
        </table:table-row>
        <table:table-row table:style-name="ro3">
          <table:table-cell table:style-name="ce4" table:formula="of:=+[.A33]+1" office:value-type="float" office:value="11" calcext:value-type="float">
            <text:p>11</text:p>
          </table:table-cell>
          <table:table-cell table:style-name="ce7" office:value-type="string" calcext:value-type="string">
            <text:p>AI direct winning</text:p>
          </table:table-cell>
          <table:table-cell table:style-name="ce14" office:value-type="string" calcext:value-type="string">
            <text:p>As a User,</text:p>
            <text:p><text:span text:style-name="T1">I want the AI player to win the game if it has direct winning possibility in one move.</text:span></text:p>
          </table:table-cell>
          <table:table-cell table:style-name="ce18" office:value-type="string" calcext:value-type="string">
            <text:p>[11.1] Method getAiMove() picks the winning move if there is one on the board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1019"/>
        </table:table-row>
        <table:table-row table:style-name="ro2">
          <table:table-cell table:style-name="ce2" table:formula="of:=+[.A37]+1" office:value-type="float" office:value="12" calcext:value-type="float" table:number-columns-spanned="1" table:number-rows-spanned="3">
            <text:p>12</text:p>
          </table:table-cell>
          <table:table-cell table:style-name="ce5" office:value-type="string" calcext:value-type="string" table:number-columns-spanned="1" table:number-rows-spanned="3">
            <text:p>AI direct loosing</text:p>
          </table:table-cell>
          <table:table-cell table:style-name="ce10" office:value-type="string" calcext:value-type="string" table:number-columns-spanned="1" table:number-rows-spanned="3">
            <text:p>As a User,</text:p>
            <text:p>I want the AI player to prevent the win of the enemy if there is a direct possibility in one move</text:p>
          </table:table-cell>
          <table:table-cell table:style-name="ce16" office:value-type="string" calcext:value-type="string">
            <text:p>[12.1] Method getAiMove() (when there is no winning move in one step) picks a move which prevents a certain winning move for its enemy</text:p>
          </table:table-cell>
          <table:table-cell table:style-name="ce21" office:value-type="float" office:value="700" calcext:value-type="float" table:number-columns-spanned="1" table:number-rows-spanned="3">
            <text:p>700</text:p>
          </table:table-cell>
          <table:table-cell table:style-name="ce21" table:number-columns-spanned="1" table:number-rows-spanned="3"/>
          <table:table-cell table:number-columns-repeated="1018"/>
        </table:table-row>
        <table:table-row table:style-name="ro1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2.2] When there is a direct winning move, function getAiMove() still picks that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12.3] When there are multiple one-step winning options for the enemy, getAiMove() tries to prevent one of them</text:p>
          </table:table-cell>
          <table:covered-table-cell table:number-columns-repeated="2" table:style-name="ce9"/>
          <table:table-cell table:number-columns-repeated="1018"/>
        </table:table-row>
        <table:table-row table:style-name="ro2">
          <table:table-cell table:style-name="ce2" table:formula="of:=+[.A38]+1" office:value-type="float" office:value="13" calcext:value-type="float" table:number-columns-spanned="1" table:number-rows-spanned="3">
            <text:p>13</text:p>
          </table:table-cell>
          <table:table-cell table:style-name="ce5" office:value-type="string" calcext:value-type="string" table:number-columns-spanned="1" table:number-rows-spanned="3">
            <text:p>Clever AI</text:p>
          </table:table-cell>
          <table:table-cell table:style-name="ce10" office:value-type="string" calcext:value-type="string" table:number-columns-spanned="1" table:number-rows-spanned="3">
            <text:p>As a User,</text:p>
            <text:p>I want to play against clever AI who can think forward more than one step</text:p>
          </table:table-cell>
          <table:table-cell table:style-name="ce16" office:value-type="string" calcext:value-type="string">
            <text:p>[13.1] If there are no direct winning or loosing options, AI should pick an option that potentionally creates a direct winning option for the next round</text:p>
          </table:table-cell>
          <table:table-cell table:style-name="ce21" office:value-type="float" office:value="400" calcext:value-type="float" table:number-columns-spanned="1" table:number-rows-spanned="3">
            <text:p>400</text:p>
          </table:table-cell>
          <table:table-cell table:style-name="ce21" table:number-columns-spanned="1" table:number-rows-spanned="3"/>
          <table:table-cell table:number-columns-repeated="1018"/>
        </table:table-row>
        <table:table-row table:style-name="ro2">
          <table:covered-table-cell/>
          <table:covered-table-cell table:style-name="ce6"/>
          <table:covered-table-cell table:style-name="ce11"/>
          <table:table-cell table:style-name="ce17" office:value-type="string" calcext:value-type="string">
            <text:p>[13.2] As an addition to the above, if possible, AI should pick an option that potentionally creates more than one direct winning options for the next round (thus ensuring the victory)</text:p>
          </table:table-cell>
          <table:covered-table-cell table:number-columns-repeated="2"/>
          <table:table-cell table:number-columns-repeated="1018"/>
        </table:table-row>
        <table:table-row table:style-name="ro2">
          <table:covered-table-cell table:style-name="ce4"/>
          <table:covered-table-cell table:style-name="ce7"/>
          <table:covered-table-cell table:style-name="ce12"/>
          <table:table-cell table:style-name="ce18" office:value-type="string" calcext:value-type="string">
            <text:p>[13.3] When none of the above options are possible, AI picks a cell that is neighbouring an already marked cell</text:p>
          </table:table-cell>
          <table:covered-table-cell table:number-columns-repeated="2" table:style-name="ce9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style-name="ce4"/>
          <table:table-cell table:style-name="ce9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17:46.453048711</meta:creation-date>
    <dc:date>2019-12-17T13:05:05.348898113</dc:date>
    <meta:editing-duration>PT2M13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